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cae53" officeooo:paragraph-rsid="000cae53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officeooo:rsid="000cae53" officeooo:paragraph-rsid="000cae53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7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bbb" officeooo:paragraph-rsid="0007ebbb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0.5pt" officeooo:rsid="000cae53" officeooo:paragraph-rsid="000cae53" style:font-size-asian="10.5pt" style:font-size-complex="10.5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9pt" officeooo:rsid="0007e0cb" officeooo:paragraph-rsid="0007e0cb" style:font-size-asian="9pt" style:font-size-complex="9pt"/>
    </style:style>
    <style:style style:name="P25" style:family="paragraph" style:parent-style-name="Standard">
      <style:paragraph-properties fo:line-height="0.564cm" fo:text-align="justify" style:justify-single-word="false" style:snap-to-layout-grid="false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officeooo:rsid="0007e0cb" officeooo:paragraph-rsid="0007e0cb"/>
    </style:style>
    <style:style style:name="P27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" fo:font-size="13pt" fo:font-weight="bold" style:font-size-asian="13pt" style:font-weight-asian="bold" style:font-size-complex="13pt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e3172" officeooo:paragraph-rsid="000e3172" style:font-size-asian="13pt" style:font-size-complex="13pt"/>
    </style:style>
    <style:style style:name="P29" style:family="paragraph" style:parent-style-name="Heading_20_3">
      <style:text-properties style:font-name="LegacySanITCBoo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cae53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0d421b"/>
    </style:style>
    <style:style style:name="T6" style:family="text">
      <style:text-properties officeooo:rsid="000daa2a"/>
    </style:style>
    <style:style style:name="T7" style:family="text">
      <style:text-properties officeooo:rsid="000db43e"/>
    </style:style>
    <style:style style:name="T8" style:family="text">
      <style:text-properties officeooo:rsid="000e31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1"><text:span text:style-name="T5">2</text:span><text:span text:style-name="T2">5</text:span> <text:span text:style-name="T2">sep</text:span>t<text:span text:style-name="T2">em</text:span>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<text:span text:style-name="T2">12</text:span> octubre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7">Introducció a la empresa, comprenent l’estructura amb Laravel 9 y VueJS 2 (2 primers dies)</text:p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3">17</text:p>
          </table:table-cell>
        </table:table-row>
        <table:table-row table:style-name="Taula2.2">
          <table:table-cell table:style-name="Taula2.A2" office:value-type="string">
            <text:p text:style-name="P19">Comprenent el projecte «Intranet.vacalia», tasques de manteniment de Windows, variables..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8,<text:span text:style-name="T2">5</text:span></text:p>
          </table:table-cell>
        </table:table-row>
        <table:table-row table:style-name="Taula2.2">
          <table:table-cell table:style-name="Taula2.A2" office:value-type="string">
            <text:p text:style-name="P7"><text:span text:style-name="T3">1º tasca assignada: CRUD Vue i Laravel (Fullstack) tocant l’API, per secció «CAMPANYA»</text:span><text:tab/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15,5</text:p>
          </table:table-cell>
        </table:table-row>
        <table:table-row table:style-name="Taula2.2">
          <table:table-cell table:style-name="Taula2.A2" office:value-type="string">
            <text:p text:style-name="P19">1º tasca feta, millorant: pujada d’imatges amb Vue i amb Laravel(PHP) i tocant MySQL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16</text:p>
          </table:table-cell>
        </table:table-row>
        <table:table-row table:style-name="Taula2.2">
          <table:table-cell table:style-name="Taula2.A2" office:value-type="string">
            <text:p text:style-name="P19">Millorar més la primera tasca: filtrar tabla amb query i usant joins, sistema de fitxers amb PHP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</text:p>
          </table:table-cell>
        </table:table-row>
        <table:table-row table:style-name="Taula2.2">
          <table:table-cell table:style-name="Taula2.A2" office:value-type="string">
            <text:p text:style-name="P19">Filtre per idiomes i carga lazy segons la selecció al Vue, començar nova tasca «Promocions»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</text:p>
          </table:table-cell>
        </table:table-row>
        <table:table-row table:style-name="Taula2.2">
          <table:table-cell table:style-name="Taula2.A2" office:value-type="string">
            <text:p text:style-name="P19">Tasca de promocions de seleccionar cases feta i afegit check a campanya de si es acti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</text:p>
          </table:table-cell>
        </table:table-row>
        <table:table-row table:style-name="Taula2.2">
          <table:table-cell table:style-name="Taula2.A2" office:value-type="string">
            <text:p text:style-name="P19">Instalació de programes, Windows update, configuració de sistema del meu ordinador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3</text:p>
          </table:table-cell>
        </table:table-row>
        <table:table-row table:style-name="Taula2.2">
          <table:table-cell table:style-name="Taula2.A2" office:value-type="string">
            <text:p text:style-name="P18">Programació segura: htaccess, prepared Eloquent Laravel para evitar SQL injection en query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5</text:p>
          </table:table-cell>
        </table:table-row>
        <table:table-row table:style-name="Taula2.2">
          <table:table-cell table:style-name="Taula2.A2" office:value-type="string">
            <text:p text:style-name="P21">Estilització de interfaces web amb css, bootstrap, disseny per les seccions d’intranet vacalia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4</text:p>
          </table:table-cell>
        </table:table-row>
        <table:table-row table:style-name="Taula2.2">
          <table:table-cell table:style-name="Taula2.A2" office:value-type="string">
            <text:p text:style-name="P17">Programació de vinculació de página campanya amb les taules: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2">«CAMPANYA» i «CAMPANYA_CASES» amb Vue i Laravel fent nous models i controllers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22"><text:span text:style-name="T6">e</text:span>nllaçant "CAMPAIGNS" amb "PROMOCIONS" i anyadir un atribut isActive a la campanya, <text:span text:style-name="T6">i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22"><text:span text:style-name="T6">F</text:span>e<text:span text:style-name="T6">nt </text:span>tot el wireframe i prototipus del projecte i fent disseny complet de la BDD e implant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8">12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4">1<text:span text:style-name="T8">05</text:span></text:p>
          </table:table-cell>
        </table:table-row>
      </table:table>
      <text:h text:style-name="P29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6"><text:span text:style-name="T4">3 primeres setmanes, introducció a l’empresa Homerti, on vaig conèixer el fluxe de treball, els meus companys,</text:span> </text:p>
          </table:table-cell>
        </table:table-row>
        <table:table-row table:style-name="Taula3.1">
          <table:table-cell table:style-name="Taula3.A2" office:value-type="string">
            <text:p text:style-name="P24">instal·lació del meu equip amb Windows 11, programes que utilitzen com Gitkraken, ADMINER, modificar l’arxiu</text:p>
          </table:table-cell>
        </table:table-row>
        <table:table-row table:style-name="Taula3.1">
          <table:table-cell table:style-name="Taula3.A2" office:value-type="string">
            <text:p text:style-name="P20">«hosts» per redireccionar URL, XAMPP modificant l’arixu «vhosts» per apuntar a carpetes en local, VSCode, Bitbucket,</text:p>
          </table:table-cell>
        </table:table-row>
        <table:table-row table:style-name="Taula3.1">
          <table:table-cell table:style-name="Taula3.A2" office:value-type="string">
            <text:p text:style-name="P22">conta d’empresa, carpeta en NAS... Estic content amb l’empresa, tot plenament de web, bona, flexibles i agradables.</text:p>
          </table:table-cell>
        </table:table-row>
      </table:table>
      <text:p text:style-name="P10">L’alumne</text:p>
      <text:p text:style-name="P2"/>
      <text:p text:style-name="P3">Fernando Gonz<text:span text:style-name="T2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5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10">(Nom i llinatg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cae53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4T11:26:27.461000000</dc:date>
    <meta:editing-cycles>15</meta:editing-cycles>
    <meta:editing-duration>P23DT23H1M43S</meta:editing-duration>
    <meta:generator>LibreOffice/7.6.2.1$Windows_X86_64 LibreOffice_project/56f7684011345957bbf33a7ee678afaf4d2ba333</meta:generator>
    <dc:creator>Fernando Gonzalez Serrano</dc:creator>
    <meta:document-statistic meta:table-count="5" meta:image-count="2" meta:object-count="0" meta:page-count="1" meta:paragraph-count="51" meta:word-count="324" meta:character-count="2103" meta:non-whitespace-character-count="1824"/>
  </office:meta>
</office:document-meta>
</file>